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23f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23f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23f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23f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23f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23f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23f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23f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23f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23f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23f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23f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23f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23f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23f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23f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23f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is Emilio Guzmán Sassone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4/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2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rge Luis Guzmán Velázqu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67910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0.5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1" meta:non-whitespace-character-count="1003"/>
    <meta:template xlink:type="simple" xlink:actuate="onRequest" xlink:title="Normal" xlink:href=""/>
  </office:meta>
</office:document-meta>
</file>